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officeooo:paragraph-rsid="001cf2d3" style:font-size-asian="11pt" style:font-size-complex="11pt"/>
    </style:style>
    <style:style style:name="P4" style:family="paragraph" style:parent-style-name="UrbanBody">
      <style:text-properties fo:font-size="11pt" style:font-size-asian="11pt" style:font-size-complex="11pt"/>
    </style:style>
    <style:style style:name="P5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">
      <style:text-properties style:font-name="Arial1" fo:font-size="14pt" officeooo:paragraph-rsid="00451ba2" style:font-size-asian="14pt" style:font-size-complex="14pt"/>
    </style:style>
    <style:style style:name="P7" style:family="paragraph" style:parent-style-name="UrbanTitle">
      <style:text-properties style:font-name="Arial1" fo:font-size="14pt" style:text-underline-style="none" officeooo:paragraph-rsid="00451ba2" style:font-size-asian="14pt" style:font-size-complex="14pt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1ba2" style:font-size-asian="11pt" style:font-style-asian="normal" style:font-weight-asian="bold" style:font-name-complex="Arial1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1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1" fo:font-size="11pt" fo:font-style="normal" fo:font-weight="normal" officeooo:paragraph-rsid="003aede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.5pt" officeooo:paragraph-rsid="004661fb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871f1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3491da"/>
    </style:style>
    <style:style style:name="T9" style:family="text">
      <style:text-properties officeooo:rsid="00390c84"/>
    </style:style>
    <style:style style:name="T10" style:family="text">
      <style:text-properties officeooo:rsid="00429379"/>
    </style:style>
    <style:style style:name="T11" style:family="text">
      <style:text-properties officeooo:rsid="004368d8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2"><text:span text:style-name="T14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2"><text:span text:style-name="T15"/></text:p>
            <text:p text:style-name="P8">RECOMMANDÉ</text:p>
          </table:table-cell>
        </table:table-row>
      </table:table>
      <text:p text:style-name="P6"/>
      <text:p text:style-name="P7">Transmis <text:span text:style-name="T9">d'une demande de permis unique</text:span></text:p>
      <text:p text:style-name="P5"/>
      <text:p text:style-name="P11"/>
      <text:p text:style-name="P11"/>
      <text:p text:style-name="P1"/>
      <text:p text:style-name="P2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4"><text:span text:style-name="T8">Monsieur le Fonctionnaire technique</text:span>,</text:p>
      <text:p text:style-name="P2"/>
      <text:p text:style-name="P3">Conformément au prescrit <text:span text:style-name="T5">du Code de l'Environnement</text:span>, nous vous prions de trouver, sous ce pli, <text:span text:style-name="T11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3">do text if self.getIsInSubdivision()</text:p></office:annotation>Cette parcelle <text:span text:style-name="T3">est</text:span> située dans un <text:span text:style-name="T6">permis d’urbanisation</text:span>.</text:p>
      <text:p text:style-name="P2"><office:annotation><dc:creator>Gauthier Bastien</dc:creator><dc:date>2011-03-23T11:43:01</dc:date><text:p text:style-name="P13">do text if not self.getIsInSubdivision()</text:p></office:annotation>Cette parcelle <text:span text:style-name="T3">n'est pas</text:span> située dans un <text:span text:style-name="T6">permis d’urbanisation</text:span>.</text:p>
      <text:p text:style-name="P2"/>
      <text:p text:style-name="P2">Nous vous en souhaitons bonne réception et nous vous prions d'agréer, <text:span text:style-name="T10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02.875193251</dc:date>
    <dc:language>fr-FR</dc:language>
    <meta:editing-cycles>125</meta:editing-cycles>
    <meta:editing-duration>P1DT9H22M20S</meta:editing-duration>
    <meta:document-statistic meta:table-count="1" meta:image-count="0" meta:object-count="0" meta:page-count="1" meta:paragraph-count="15" meta:word-count="126" meta:character-count="961" meta:non-whitespace-character-count="870"/>
    <meta:user-defined meta:name="Info 1"/>
    <meta:user-defined meta:name="Info 2"/>
    <meta:user-defined meta:name="Info 3"/>
    <meta:user-defined meta:name="Info 4"/>
  </office:meta>
</office:document-meta>
</file>